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6.13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office:value-type="string">
            <text:p>Entité</text:p>
          </table:table-cell>
          <table:table-cell office:value-type="string">
            <text:p>Code</text:p>
          </table:table-cell>
          <table:table-cell office:value-type="string">
            <text:p>Libelle</text:p>
          </table:table-cell>
          <table:table-cell office:value-type="string">
            <text:p>Type</text:p>
          </table:table-cell>
          <table:table-cell office:value-type="string">
            <text:p>Contraintes d'intégrité</text:p>
          </table:table-cell>
          <table:table-cell office:value-type="string">
            <text:p>Observations</text:p>
          </table:table-cell>
          <table:table-cell table:number-columns-repeated="1018"/>
        </table:table-row>
        <table:table-row table:style-name="ro1">
          <table:table-cell office:value-type="string">
            <text:p>Produit</text:p>
          </table:table-cell>
          <table:table-cell office:value-type="string">
            <text:p>PRD_ID</text:p>
          </table:table-cell>
          <table:table-cell office:value-type="string">
            <text:p>identifiant du produit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D_DESCRIPTION</text:p>
          </table:table-cell>
          <table:table-cell office:value-type="string">
            <text:p>description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D_GUARANTEE</text:p>
          </table:table-cell>
          <table:table-cell office:value-type="string">
            <text:p>Garantie en mois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D_PICTURE</text:p>
          </table:table-cell>
          <table:table-cell office:value-type="string">
            <text:p>Image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D_NOTE</text:p>
          </table:table-cell>
          <table:table-cell office:value-type="string">
            <text:p>note du produit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D_PRICE</text:p>
          </table:table-cell>
          <table:table-cell office:value-type="string">
            <text:p>Prix unitaire</text:p>
          </table:table-cell>
          <table:table-cell office:value-type="string">
            <text:p>décimal(9,2)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Type Produit</text:p>
          </table:table-cell>
          <table:table-cell office:value-type="string">
            <text:p>PTY_ID</text:p>
          </table:table-cell>
          <table:table-cell office:value-type="string">
            <text:p>identifiant type produit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TY_DESCRIPTION</text:p>
          </table:table-cell>
          <table:table-cell office:value-type="string">
            <text:p>Libellé type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office:value-type="string">
            <text:p>Unitaire ou Lot</text:p>
          </table:table-cell>
          <table:table-cell table:number-columns-repeated="1018"/>
        </table:table-row>
        <table:table-row table:style-name="ro1">
          <table:table-cell office:value-type="string">
            <text:p>---</text:p>
          </table:table-cell>
          <table:table-cell office:value-type="string">
            <text:p>QUANTITE_ARTICLE_LOT</text:p>
          </table:table-cell>
          <table:table-cell office:value-type="string">
            <text:p>Quantité de l'article B dans l'article A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Fournisseur</text:p>
          </table:table-cell>
          <table:table-cell office:value-type="string">
            <text:p>SPL_ID</text:p>
          </table:table-cell>
          <table:table-cell office:value-type="string">
            <text:p>identifiant fournisseur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PL_NAME</text:p>
          </table:table-cell>
          <table:table-cell office:value-type="string">
            <text:p>Nom fournisseur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Client</text:p>
          </table:table-cell>
          <table:table-cell office:value-type="string">
            <text:p>USR_ID</text:p>
          </table:table-cell>
          <table:table-cell office:value-type="string">
            <text:p>Identifiant utilisateur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SR_MAIL</text:p>
          </table:table-cell>
          <table:table-cell office:value-type="string">
            <text:p>Mail utilisateur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SR_PASSWORD</text:p>
          </table:table-cell>
          <table:table-cell office:value-type="string">
            <text:p>Mot de passe utilisateur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SR_FIRSTNAME</text:p>
          </table:table-cell>
          <table:table-cell office:value-type="string">
            <text:p>Prénom Utilisateur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SR_LASTNAME</text:p>
          </table:table-cell>
          <table:table-cell office:value-type="string">
            <text:p>Nom utilisateur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adresse facturation</text:p>
          </table:table-cell>
          <table:table-cell office:value-type="string">
            <text:p>ADR_F_ID</text:p>
          </table:table-cell>
          <table:table-cell office:value-type="string">
            <text:p>identifiant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F_FIRSTNAME</text:p>
          </table:table-cell>
          <table:table-cell office:value-type="string">
            <text:p>PRENOM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F_LASTNAME</text:p>
          </table:table-cell>
          <table:table-cell office:value-type="string">
            <text:p>NOM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F_LINE1</text:p>
          </table:table-cell>
          <table:table-cell office:value-type="string">
            <text:p>ADRESSE 1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F_LINE2</text:p>
          </table:table-cell>
          <table:table-cell office:value-type="string">
            <text:p>ADRESSE 2</text:p>
          </table:table-cell>
          <table:table-cell office:value-type="string">
            <text:p>chaine de caractèr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R_F_LINE3</text:p>
          </table:table-cell>
          <table:table-cell office:value-type="string">
            <text:p>ADRESSE 3</text:p>
          </table:table-cell>
          <table:table-cell office:value-type="string">
            <text:p>chaine de caractèr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R_F_ZIPCODE</text:p>
          </table:table-cell>
          <table:table-cell office:value-type="string">
            <text:p>CODE POSTAL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office:value-type="string">
            <text:p>longueur 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DR_F_CITY</text:p>
          </table:table-cell>
          <table:table-cell office:value-type="string">
            <text:p>VILLE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F_COUNTRY</text:p>
          </table:table-cell>
          <table:table-cell office:value-type="string">
            <text:p>PAYS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F_MAIL</text:p>
          </table:table-cell>
          <table:table-cell office:value-type="string">
            <text:p>MAIL <text:s/>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F_PHONE</text:p>
          </table:table-cell>
          <table:table-cell office:value-type="string">
            <text:p>Numéro de tel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adresse livraison</text:p>
          </table:table-cell>
          <table:table-cell office:value-type="string">
            <text:p>ADR_D_ID</text:p>
          </table:table-cell>
          <table:table-cell office:value-type="string">
            <text:p>identifiant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FIRSTNAME</text:p>
          </table:table-cell>
          <table:table-cell office:value-type="string">
            <text:p>PRENOM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LASTNAME</text:p>
          </table:table-cell>
          <table:table-cell office:value-type="string">
            <text:p>NOM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LINE1</text:p>
          </table:table-cell>
          <table:table-cell office:value-type="string">
            <text:p>ADRESSE 1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LINE2</text:p>
          </table:table-cell>
          <table:table-cell office:value-type="string">
            <text:p>ADRESSE 2</text:p>
          </table:table-cell>
          <table:table-cell office:value-type="string">
            <text:p>chaine de caractèr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R_D_LINE3</text:p>
          </table:table-cell>
          <table:table-cell office:value-type="string">
            <text:p>ADRESSE 3</text:p>
          </table:table-cell>
          <table:table-cell office:value-type="string">
            <text:p>chaine de caractèr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R_D_ZIPCODE</text:p>
          </table:table-cell>
          <table:table-cell office:value-type="string">
            <text:p>CODE POSTAL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CITY</text:p>
          </table:table-cell>
          <table:table-cell office:value-type="string">
            <text:p>VILLE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COUNTRY</text:p>
          </table:table-cell>
          <table:table-cell office:value-type="string">
            <text:p>PAYS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MAIL</text:p>
          </table:table-cell>
          <table:table-cell office:value-type="string">
            <text:p>MAIL <text:s/>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R_D_PHONE</text:p>
          </table:table-cell>
          <table:table-cell office:value-type="string">
            <text:p>Numéro de tel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Type de paiement</text:p>
          </table:table-cell>
          <table:table-cell office:value-type="string">
            <text:p>PMT_ID</text:p>
          </table:table-cell>
          <table:table-cell office:value-type="string">
            <text:p>identifiant paiement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MT_WORDING</text:p>
          </table:table-cell>
          <table:table-cell office:value-type="string">
            <text:p>Libellé paiement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office:value-type="string">
            <text:p>CB, Chèque, Espèces, Virement</text:p>
          </table:table-cell>
          <table:table-cell table:number-columns-repeated="1018"/>
        </table:table-row>
        <table:table-row table:style-name="ro1">
          <table:table-cell office:value-type="string">
            <text:p>Expedition</text:p>
          </table:table-cell>
          <table:table-cell office:value-type="string">
            <text:p>EXP_ID</text:p>
          </table:table-cell>
          <table:table-cell office:value-type="string">
            <text:p>identifiant expedition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P_WEIGTH</text:p>
          </table:table-cell>
          <table:table-cell office:value-type="string">
            <text:p>Poids expedition</text:p>
          </table:table-cell>
          <table:table-cell office:value-type="string">
            <text:p>decimal(9,2)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P_TRACKINGNUMBER</text:p>
          </table:table-cell>
          <table:table-cell office:value-type="string">
            <text:p>Numéro de suivi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P_SENTDATE</text:p>
          </table:table-cell>
          <table:table-cell office:value-type="string">
            <text:p>Date d'expédition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office:value-type="string">
            <text:p>Commande</text:p>
          </table:table-cell>
          <table:table-cell office:value-type="string">
            <text:p>OHR_ID</text:p>
          </table:table-cell>
          <table:table-cell office:value-type="string">
            <text:p>identifiant commande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HR_NUMBER</text:p>
          </table:table-cell>
          <table:table-cell office:value-type="string">
            <text:p>Numéro commande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HR_VAT</text:p>
          </table:table-cell>
          <table:table-cell office:value-type="string">
            <text:p>Montant TVA</text:p>
          </table:table-cell>
          <table:table-cell office:value-type="string">
            <text:p>decimal(9,2)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HR_PORT</text:p>
          </table:table-cell>
          <table:table-cell office:value-type="string">
            <text:p>Montant frais de port</text:p>
          </table:table-cell>
          <table:table-cell office:value-type="string">
            <text:p>decimal(9,2)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HR_DATE</text:p>
          </table:table-cell>
          <table:table-cell office:value-type="string">
            <text:p>Date commande</text:p>
          </table:table-cell>
          <table:table-cell office:value-type="string">
            <text:p>date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---</text:p>
          </table:table-cell>
          <table:table-cell office:value-type="string">
            <text:p>QUANTITE COMMANDEE</text:p>
          </table:table-cell>
          <table:table-cell office:value-type="string">
            <text:p>Quantité commande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ST_ANNULEE</text:p>
          </table:table-cell>
          <table:table-cell office:value-type="string">
            <text:p>Ligne annulée?</text:p>
          </table:table-cell>
          <table:table-cell office:value-type="string">
            <text:p>booleen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 office:value-type="string">
            <text:p>Statut commande</text:p>
          </table:table-cell>
          <table:table-cell office:value-type="string">
            <text:p>OSS_ID</text:p>
          </table:table-cell>
          <table:table-cell office:value-type="string">
            <text:p>IDENTIFIANT statut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SS_WORDING</text:p>
          </table:table-cell>
          <table:table-cell office:value-type="string">
            <text:p>LIBELLE STATUT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office:value-type="string">
            <text:p>Intégrée, refus paiement, annulation client, en cours de traitement, expédiée</text:p>
          </table:table-cell>
          <table:table-cell table:number-columns-repeated="1018"/>
        </table:table-row>
        <table:table-row table:style-name="ro1">
          <table:table-cell office:value-type="string">
            <text:p>Type expedition</text:p>
          </table:table-cell>
          <table:table-cell office:value-type="string">
            <text:p>ETY_ID</text:p>
          </table:table-cell>
          <table:table-cell office:value-type="string">
            <text:p>id type expedition</text:p>
          </table:table-cell>
          <table:table-cell office:value-type="string">
            <text:p>entier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TY_WORDING</text:p>
          </table:table-cell>
          <table:table-cell office:value-type="string">
            <text:p>Libellé type expedition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office:value-type="string">
            <text:p>Colissimo, Chronopost, GLS, Expéditeur interne</text:p>
          </table:table-cell>
          <table:table-cell table:number-columns-repeated="1018"/>
        </table:table-row>
        <table:table-row table:style-name="ro1">
          <table:table-cell office:value-type="string">
            <text:p>Stock</text:p>
          </table:table-cell>
          <table:table-cell office:value-type="string">
            <text:p>STOCK</text:p>
          </table:table-cell>
          <table:table-cell office:value-type="string">
            <text:p>Etat du stock </text:p>
          </table:table-cell>
          <table:table-cell office:value-type="string">
            <text:p>chaine de caractères</text:p>
          </table:table-cell>
          <table:table-cell office:value-type="string">
            <text:p>Obligatoire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01/12/2023</text:date>, <text:time>10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01T10:34:22.42</dc:date>
    <meta:document-statistic meta:table-count="1" meta:cell-count="244" meta:object-count="0"/>
    <meta:generator>OpenOffice/4.1.13$Win32 OpenOffice.org_project/4113m1$Build-9810</meta:generator>
  </office:meta>
</office:document-meta>
</file>